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Light" svg:font-family="'Roboto Light'" style:font-pitch="variable"/>
    <style:font-face style:name="Roboto Serif" svg:font-family="'Roboto Serif'" style:font-family-generic="roman" style:font-pitch="variable"/>
  </office:font-face-decls>
  <office:automatic-styles>
    <style:style style:name="P1" style:family="paragraph" style:parent-style-name="Standard">
      <style:text-properties style:font-name="Roboto Light" fo:font-size="11pt" officeooo:rsid="0003d3d8" style:font-size-asian="11pt" style:font-size-complex="11pt"/>
    </style:style>
    <style:style style:name="P2" style:family="paragraph" style:parent-style-name="Standard">
      <style:text-properties style:font-name="Roboto Light" fo:font-size="11pt" officeooo:rsid="0005d692" officeooo:paragraph-rsid="0005d692" style:font-size-asian="11pt" style:font-size-complex="11pt"/>
    </style:style>
    <style:style style:name="P3" style:family="paragraph" style:parent-style-name="Standard">
      <style:paragraph-properties fo:line-height="150%" fo:text-align="justify" style:justify-single-word="false"/>
      <style:text-properties style:font-name="Roboto Light" fo:font-size="11pt" officeooo:rsid="0005d692" officeooo:paragraph-rsid="0005d692" style:font-size-asian="11pt" style:font-size-complex="11pt"/>
    </style:style>
    <style:style style:name="P4" style:family="paragraph" style:parent-style-name="Standard">
      <style:text-properties style:font-name="Roboto Serif" fo:font-size="12pt" officeooo:rsid="0005d692" officeooo:paragraph-rsid="0005d692" style:font-size-asian="12pt" style:font-size-complex="12pt"/>
    </style:style>
    <style:style style:name="P5" style:family="paragraph" style:parent-style-name="Standard">
      <style:text-properties style:font-name="Roboto Serif" fo:font-size="14pt" officeooo:rsid="0005d692" officeooo:paragraph-rsid="0005d692" style:font-size-asian="12pt" style:font-size-complex="12pt"/>
    </style:style>
    <style:style style:name="P6" style:family="paragraph" style:parent-style-name="Standard">
      <style:text-properties fo:font-variant="normal" fo:text-transform="none" fo:color="#000000" loext:opacity="100%" style:text-line-through-style="none" style:text-line-through-type="none" style:font-name="Roboto Light" fo:font-size="11pt" fo:font-style="normal" style:text-underline-style="none" fo:font-weight="normal" officeooo:rsid="0005d692" officeooo:paragraph-rsid="0005d692" style:text-blinking="false" fo:background-color="transparent" style:font-size-asian="11pt" style:font-size-complex="11pt"/>
    </style:style>
    <style:style style:name="P7" style:family="paragraph" style:parent-style-name="Standard">
      <style:paragraph-properties fo:line-height="150%" fo:text-align="justify" style:justify-single-word="false"/>
      <style:text-properties style:font-name="Roboto Light" fo:font-size="11pt" officeooo:rsid="0005d692" officeooo:paragraph-rsid="0005d692" style:font-size-asian="11pt" style:font-size-complex="11pt"/>
    </style:style>
    <style:style style:name="T1" style:family="text">
      <style:text-properties officeooo:rsid="0005d692"/>
    </style:style>
    <style:style style:name="T2" style:family="text">
      <style:text-properties style:text-position="super 58%" officeooo:rsid="0005d692"/>
    </style:style>
    <style:style style:name="T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 style:family="text">
      <style:text-properties officeooo:rsid="0005df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nquiries, Investigation &amp; Immersion</text:span> | <text:span text:style-name="T1">3</text:span><text:span text:style-name="T2">rd</text:span><text:span text:style-name="T1"> </text:span>Quarter</text:p>
      <text:p text:style-name="P4">Purpose of the Study</text:p>
      <text:p text:style-name="P2">February 21 2022</text:p>
      <text:p text:style-name="P2"/>
      <text:p text:style-name="P4">Working Title</text:p>
      <text:p text:style-name="P2">Perceived Effect of Background Music on the Productivity and Focus of Online Students in IPSA</text:p>
      <text:p text:style-name="P2"/>
      <text:p text:style-name="P5">Existing</text:p>
      <text:p text:style-name="P6"/>
      <text:p text:style-name="P3"><text:span text:style-name="T3"><text:tab/>The purpose of this descriptive study is to understand how aspects of music can affect the productivity and focus of online high school students of IPSA. The result will be a basis for academies that host online studies and for future research on different factors that affect the focus and academic performance of online students. At this stage in the research, the academic performance and focus of online students will be defined as how receptive and productive online students are with the aid of background music.</text:span> </text:p>
      <text:p text:style-name="P2"/>
      <text:p text:style-name="P5">Rewrite</text:p>
      <text:p text:style-name="P2"/>
      <text:p text:style-name="P3"><text:tab/>The purpose of this descriptive study is to understand how different factors of music can affect the productivity and focus of online senior high school students of IPSA. The result will be a basis for academies that host online studies and for future research on music in the field of education. At this stage in the research, <text:span text:style-name="T4">the productivity and focus of online students will be defined as how much receptive and productive the students are with the aid of background music.</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Light" svg:font-family="'Roboto Light'" style:font-pitch="variable"/>
    <style:font-face style:name="Roboto Serif" svg:font-family="'Roboto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2T14:47:32.280000000</meta:creation-date>
    <meta:editing-duration>PT4H40M13S</meta:editing-duration>
    <meta:editing-cycles>3</meta:editing-cycles>
    <meta:generator>LibreOffice/7.3.0.3$Windows_X86_64 LibreOffice_project/0f246aa12d0eee4a0f7adcefbf7c878fc2238db3</meta:generator>
    <dc:title>BAG3</dc:title>
    <dc:date>2022-02-22T19:27:11.298000000</dc:date>
    <meta:document-statistic meta:table-count="0" meta:image-count="0" meta:object-count="0" meta:page-count="1" meta:paragraph-count="9" meta:word-count="201" meta:character-count="1205" meta:non-whitespace-character-count="1010"/>
  </office:meta>
</office:document-meta>
</file>